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12395f" officeooo:paragraph-rsid="0012395f"/>
    </style:style>
    <style:style style:name="P2" style:family="paragraph" style:parent-style-name="Standard">
      <style:text-properties style:font-name="Arial1" officeooo:rsid="0013ce0f" officeooo:paragraph-rsid="0013ce0f"/>
    </style:style>
    <style:style style:name="P3" style:family="paragraph" style:parent-style-name="Standard">
      <style:text-properties style:font-name="Arial1" officeooo:rsid="00145b62" officeooo:paragraph-rsid="00145b62"/>
    </style:style>
    <style:style style:name="P4" style:family="paragraph" style:parent-style-name="Standard">
      <style:text-properties style:font-name="Arial1" officeooo:rsid="00145b62" officeooo:paragraph-rsid="0014b170"/>
    </style:style>
    <style:style style:name="P5" style:family="paragraph" style:parent-style-name="Standard">
      <style:text-properties style:font-name="Arial1" officeooo:rsid="001bc207" officeooo:paragraph-rsid="001bc207"/>
    </style:style>
    <style:style style:name="P6" style:family="paragraph" style:parent-style-name="Standard">
      <style:text-properties officeooo:paragraph-rsid="00145b62"/>
    </style:style>
    <style:style style:name="P7" style:family="paragraph" style:parent-style-name="Standard">
      <style:text-properties officeooo:rsid="0014b170" officeooo:paragraph-rsid="0014b170"/>
    </style:style>
    <style:style style:name="P8" style:family="paragraph" style:parent-style-name="Standard">
      <style:text-properties officeooo:rsid="001682dc" officeooo:paragraph-rsid="001682dc"/>
    </style:style>
    <style:style style:name="P9" style:family="paragraph" style:parent-style-name="Standard">
      <style:text-properties officeooo:rsid="00187a2d" officeooo:paragraph-rsid="00187a2d"/>
    </style:style>
    <style:style style:name="P10" style:family="paragraph" style:parent-style-name="Standard">
      <style:text-properties officeooo:rsid="0019c7ec" officeooo:paragraph-rsid="0019c7ec"/>
    </style:style>
    <style:style style:name="T1" style:family="text">
      <style:text-properties style:font-name="Arial1"/>
    </style:style>
    <style:style style:name="T2" style:family="text">
      <style:text-properties style:font-name="Arial1" officeooo:rsid="00145b62"/>
    </style:style>
    <style:style style:name="T3" style:family="text">
      <style:text-properties style:font-name="Arial1" officeooo:rsid="0014b170"/>
    </style:style>
    <style:style style:name="T4" style:family="text">
      <style:text-properties style:font-name="Arial1" officeooo:rsid="001682dc"/>
    </style:style>
    <style:style style:name="T5" style:family="text">
      <style:text-properties style:font-name="Arial1" officeooo:rsid="00187a2d"/>
    </style:style>
    <style:style style:name="T6" style:family="text">
      <style:text-properties style:font-name="Arial1" officeooo:rsid="0019c7ec"/>
    </style:style>
    <style:style style:name="T7" style:family="text">
      <style:text-properties style:font-name="Arial1" officeooo:rsid="001aa378"/>
    </style:style>
    <style:style style:name="T8" style:family="text">
      <style:text-properties style:font-name="Arial1" officeooo:rsid="001bc207"/>
    </style:style>
    <style:style style:name="T9" style:family="text">
      <style:text-properties officeooo:rsid="0013ce0f"/>
    </style:style>
    <style:style style:name="T10" style:family="text">
      <style:text-properties officeooo:rsid="0014b170"/>
    </style:style>
    <style:style style:name="T11" style:family="text">
      <style:text-properties officeooo:rsid="001aa378"/>
    </style:style>
    <style:style style:name="T12" style:family="text">
      <style:text-properties officeooo:rsid="001bc2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tegoryManager:</text:p>
      <text:p text:style-name="P1"><text:tab/>- INSERT (classique)</text:p>
      <text:p text:style-name="P1"><text:tab/>- DELETE (classique)</text:p>
      <text:p text:style-name="P1"><text:tab/>- UPDATE (classique)</text:p>
      <text:p text:style-name="P1"/>
      <text:p text:style-name="P1">StatutManager:</text:p>
      <text:p text:style-name="P1"><text:tab/>- INSERT (classique)</text:p>
      <text:p text:style-name="P1"><text:tab/>- DELETE (classique)</text:p>
      <text:p text:style-name="P1"><text:tab/>- UPDATE (classique)</text:p>
      <text:p text:style-name="P1"/>
      <text:p text:style-name="P1">RoleManager:</text:p>
      <text:p text:style-name="P1"><text:tab/>- INSERT (classique)</text:p>
      <text:p text:style-name="P1"><text:tab/>- DELETE (classique)</text:p>
      <text:p text:style-name="P1"><text:tab/>- UPDATE (classique)</text:p>
      <text:p text:style-name="P1"/>
      <text:p text:style-name="P1">UserManager:</text:p>
      <text:p text:style-name="P1"><text:tab/>- INSERT (home)</text:p>
      <text:p text:style-name="P1"><text:tab/>- <text:span text:style-name="T9">INSERT (user_has_img)</text:span></text:p>
      <text:p text:style-name="P1"><text:tab/>- UPDATE (home (validation de l’adresse mail))</text:p>
      <text:p text:style-name="P1"><text:tab/>- UPDATE (changement mot de passe)</text:p>
      <text:p text:style-name="P1"><text:tab/>- UPDATE (login/couleurs/img dans la page profil)</text:p>
      <text:p text:style-name="P1"><text:tab/>- <text:span text:style-name="T9">UPDATE (role_has_user)</text:span></text:p>
      <text:p text:style-name="P2"><text:tab/>- READ (à voir)</text:p>
      <text:p text:style-name="P2"><text:tab/>- <text:span text:style-name="T11">Méthode mailChangeNickname() =&gt;</text:span></text:p>
      <text:p text:style-name="P2"><text:tab/>- <text:span text:style-name="T11">Méthode mailChangePwd() =&gt;</text:span></text:p>
      <text:p text:style-name="P5"><text:tab/>- Méthode keyGenerator() =&gt;</text:p>
      <text:p text:style-name="P2"/>
      <text:p text:style-name="P3">HelpManager:</text:p>
      <text:p text:style-name="P3"><text:tab/>- INSERT (page help)</text:p>
      <text:p text:style-name="P3"><text:tab/>- UPDATE ( ajout de l’admin)</text:p>
      <text:p text:style-name="P3"><text:tab/>- UPDATE (mise à jour du status ‘processed’)</text:p>
      <text:p text:style-name="P3"><text:tab/>- <text:span text:style-name="T11">Méthode mail() =&gt; pour confirmation de l’insert</text:span></text:p>
      <text:p text:style-name="P3"><text:tab/>- <text:span text:style-name="T12">Méthode mailAdmin() =&gt; prévenir qu’un message à été reçu.</text:span></text:p>
      <text:p text:style-name="P3"/>
      <text:p text:style-name="P3">OnlineManager:</text:p>
      <text:p text:style-name="P4"><text:tab/>- INSERT</text:p>
      <text:p text:style-name="P4"><text:tab/>- UPDATE <text:span text:style-name="T10">(async-à la connexion-à la déco.)</text:span></text:p>
      <text:p text:style-name="P6"><text:span text:style-name="T2"><text:tab/>- </text:span><text:span text:style-name="T3">Méthode checkUserInOnline() : inclus les deux méthodes précédente pour vérification.</text:span></text:p>
      <text:p text:style-name="P6"><text:span text:style-name="T3"><text:tab/>- UPDATE (pour le connected online)</text:span></text:p>
      <text:p text:style-name="P6"><text:span text:style-name="T3"><text:tab/>- READ (à voir)</text:span></text:p>
      <text:p text:style-name="P6"><text:span text:style-name="T3"><text:tab/>- </text:span><text:span text:style-name="T7">Méthode checkIsConnect() =&gt; </text:span></text:p>
      <text:p text:style-name="P6"><text:span text:style-name="T3"/></text:p>
      <text:p text:style-name="P7"><text:span text:style-name="T1">RoomManager:</text:span></text:p>
      <text:p text:style-name="P7"><text:span text:style-name="T1"><text:tab/>- INSERT(classique)</text:span></text:p>
      <text:p text:style-name="P7"><text:span text:style-name="T1"><text:tab/>- UPDATE (</text:span><text:span text:style-name="T4">classique)</text:span></text:p>
      <text:p text:style-name="P7"><text:span text:style-name="T4"><text:tab/>- UPDATE (archived_room)</text:span></text:p>
      <text:p text:style-name="P7"><text:span text:style-name="T4"><text:tab/>- UPDATE (last_activity_room)</text:span></text:p>
      <text:p text:style-name="P7"><text:span text:style-name="T4"><text:tab/>- READ (à voir)</text:span></text:p>
      <text:p text:style-name="P7"><text:span text:style-name="T4"><text:tab/>- </text:span><text:span text:style-name="T7">Méthode deadRoom() =&gt; si la room est public et n’a pas été utiliser depuis x temps.</text:span></text:p>
      <text:p text:style-name="P7"><text:span text:style-name="T4"><text:tab/>- </text:span><text:span text:style-name="T7">Méthode roomNameGenerate() =&gt;</text:span></text:p>
      <text:p text:style-name="P7"><text:soft-page-break/><text:span text:style-name="T7"/></text:p>
      <text:p text:style-name="P8"><text:span text:style-name="T1">UserRoomManager:</text:span></text:p>
      <text:p text:style-name="P8"><text:span text:style-name="T1"><text:tab/>- INSERT (classique)</text:span></text:p>
      <text:p text:style-name="P8"><text:span text:style-name="T1"><text:tab/>- UPDATE (favorite_user_room)</text:span></text:p>
      <text:p text:style-name="P8"><text:span text:style-name="T1"><text:tab/>- READ (à voir)</text:span></text:p>
      <text:p text:style-name="P8"><text:span text:style-name="T1"/></text:p>
      <text:p text:style-name="P8"><text:span text:style-name="T1">MessageManager:</text:span></text:p>
      <text:p text:style-name="P8"><text:span text:style-name="T1"><text:tab/>- INSERT (classique)</text:span></text:p>
      <text:p text:style-name="P8"><text:span text:style-name="T1"><text:tab/>- </text:span><text:span text:style-name="T5">UPDATE (archived_message)</text:span></text:p>
      <text:p text:style-name="P8"><text:span text:style-name="T5"><text:tab/>- READ (à voir)</text:span></text:p>
      <text:p text:style-name="P8"><text:span text:style-name="T5"/></text:p>
      <text:p text:style-name="P9"><text:span text:style-name="T1">ReportedManager:</text:span></text:p>
      <text:p text:style-name="P9"><text:span text:style-name="T1"><text:tab/>- INSERT (classique)</text:span></text:p>
      <text:p text:style-name="P9"><text:span text:style-name="T1"><text:tab/>- UPDATE (processed_reported)</text:span></text:p>
      <text:p text:style-name="P9"><text:span text:style-name="T1"><text:tab/>- READ (à voir)</text:span></text:p>
      <text:p text:style-name="P9"><text:span text:style-name="T1"><text:tab/>- </text:span><text:span text:style-name="T6">Méthode checkReportExist() =&gt;</text:span></text:p>
      <text:p text:style-name="P9"><text:span text:style-name="T6"><text:tab/>- </text:span><text:span text:style-name="T8">Méthode mail =&gt; prévenir les admins qu’un message est reported</text:span></text:p>
      <text:p text:style-name="P8"><text:span text:style-name="T5"/></text:p>
      <text:p text:style-name="P9"><text:span text:style-name="T1">UserRightManager:</text:span></text:p>
      <text:p text:style-name="P9"><text:span text:style-name="T1"><text:tab/>- INSERT (à la confirmation du mail)</text:span></text:p>
      <text:p text:style-name="P9"><text:span text:style-name="T1"><text:tab/>- UPDATE (date + fkey_status)</text:span></text:p>
      <text:p text:style-name="P9"><text:span text:style-name="T1"><text:tab/>- READ (à voir)</text:span></text:p>
      <text:p text:style-name="P9"><text:span text:style-name="T1"><text:tab/>- </text:span><text:span text:style-name="T6">Méthode verifyDateAuthorizedStatus() =&gt; qui appellerais l’UPDATE</text:span></text:p>
      <text:p text:style-name="P9"><text:span text:style-name="T1"><text:tab/>- </text:span><text:span text:style-name="T8">Méthode mail()=&gt; pour prévenir d’un changement de status</text:span></text:p>
      <text:p text:style-name="P9"><text:span text:style-name="T1"/></text:p>
      <text:p text:style-name="P9"><text:span text:style-name="T1">ImgManager:</text:span></text:p>
      <text:p text:style-name="P9"><text:span text:style-name="T1"><text:tab/>- INSERT (Classique)</text:span></text:p>
      <text:p text:style-name="P9"><text:span text:style-name="T1"><text:tab/>- UPDATE (active_img)</text:span></text:p>
      <text:p text:style-name="P9"><text:span text:style-name="T1"><text:tab/>- </text:span><text:span text:style-name="T6">READ (à voir)</text:span></text:p>
      <text:p text:style-name="P9"><text:span text:style-name="T6"><text:tab/>- Méthode imgRename() =&gt; pour ne pas avoir de nom en double</text:span></text:p>
      <text:p text:style-name="P10"><text:span text:style-name="T1"><text:tab/>- Méthode imgResize() =&gt; …</text:span></text:p>
      <text:p text:style-name="P10"><text:span text:style-name="T1"><text:tab/>- Méthode imgUpload() =&gt;</text:span></text:p>
      <text:p text:style-name="P8"><text:span text:style-name="T5"/>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5T13:37:33.423000000</meta:creation-date>
    <dc:date>2021-03-25T15:11:12.631000000</dc:date>
    <meta:editing-duration>PT26S</meta:editing-duration>
    <meta:editing-cycles>1</meta:editing-cycles>
    <meta:generator>LibreOffice/6.3.3.2$Windows_X86_64 LibreOffice_project/a64200df03143b798afd1ec74a12ab50359878ed</meta:generator>
    <meta:document-statistic meta:table-count="0" meta:image-count="0" meta:object-count="0" meta:page-count="2" meta:paragraph-count="71" meta:word-count="298" meta:character-count="1993" meta:non-whitespace-character-count="1706"/>
  </office:meta>
</office:document-meta>
</file>